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269F580DEB47C38.png" manifest:media-type="image/png"/>
  <manifest:file-entry manifest:full-path="Pictures/10000201000006400000038438F4717FBDE296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8cbb"/>
    </style:style>
    <style:style style:name="T1" style:family="text">
      <style:text-properties style:text-underline-style="solid" style:text-underline-width="auto" style:text-underline-color="font-color" fo:font-weight="bold" officeooo:rsid="0004c5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4cm, 0.64cm, 1.5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75cm, 0.228cm, 1.99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LINUX REDIRECTION &amp; PIPING</text:span></text:p>
      <text:p text:style-name="P1"><draw:frame draw:style-name="fr2" draw:name="Image1" text:anchor-type="paragraph" svg:x="0.213cm" svg:y="0.642cm" svg:width="16.909cm" svg:height="5.637cm" draw:z-index="0"><draw:image xlink:href="Pictures/10000201000006400000038438F4717FBDE296A4.png" xlink:type="simple" xlink:show="embed" xlink:actuate="onLoad" loext:mime-type="image/png"/></draw:frame><text:span text:style-name="T1"/></text:p>
      <text:p text:style-name="P1"><draw:frame draw:style-name="fr1" draw:name="Image2" text:anchor-type="paragraph" svg:x="0.217cm" svg:y="8.4cm" svg:width="16.743cm" svg:height="7.424cm" draw:z-index="1"><draw:image xlink:href="Pictures/1000020100000640000003847269F580DEB47C38.png" xlink:type="simple" xlink:show="embed" xlink:actuate="onLoad" loext:mime-type="image/png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6:14:32.331790762</meta:creation-date>
    <dc:date>2022-05-17T16:16:01.296021701</dc:date>
    <meta:editing-duration>PT1M29S</meta:editing-duration>
    <meta:editing-cycles>1</meta:editing-cycles>
    <meta:document-statistic meta:table-count="0" meta:image-count="2" meta:object-count="0" meta:page-count="1" meta:paragraph-count="1" meta:word-count="4" meta:character-count="28" meta:non-whitespace-character-count="23"/>
    <meta:generator>LibreOffice/6.4.7.2$Linux_X86_64 LibreOffice_project/40$Build-2</meta:generator>
  </office:meta>
</office:document-meta>
</file>